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2.75in" fo:margin-left="2.0667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1.3958in"/>
    </style:style>
    <style:style style:name="Table1.B" style:family="table-column">
      <style:table-column-properties style:column-width="1.354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weight="bold" officeooo:rsid="00014fb4" officeooo:paragraph-rsid="00014fb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14fb4" officeooo:paragraph-rsid="00014fb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14fb4" officeooo:paragraph-rsid="00014fb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1b226" officeooo:paragraph-rsid="0001b226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4fb4" officeooo:paragraph-rsid="00014f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plitude total<text:span text:style-name="T1"> é a diferença entre o menor valor da série e o maior. Ex.:</text:span></text:p>
      <text:p text:style-name="P1"><text:span text:style-name="T1"/>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Balanços</text:p>
          </table:table-cell>
          <table:table-cell table:style-name="Table1.B1" office:value-type="string">
            <text:p text:style-name="P5">Tempo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B2" office:value-type="string">
            <text:p text:style-name="P5">60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B2" office:value-type="string">
            <text:p text:style-name="P5">90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B2" office:value-type="string">
            <text:p text:style-name="P5">30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B2" office:value-type="string">
            <text:p text:style-name="P5">40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B2" office:value-type="string">
            <text:p text:style-name="P5">50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B2" office:value-type="string">
            <text:p text:style-name="P5">90</text:p>
          </table:table-cell>
        </table:table-row>
      </table:table>
      <text:p text:style-name="P2"><text:span text:style-name="T1"/></text:p>
      <text:p text:style-name="P3"><text:span text:style-name="T1">Amplitude será 90-30 = 60.</text:span></text:p>
      <text:p text:style-name="P3"><text:span text:style-name="T1"/></text:p>
      <text:p text:style-name="P4">Intervalo interquartílico<text:span text:style-name="T1"> = 3º quartil – 1º quarti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04T16:15:36.351000000</dc:date>
    <meta:editing-duration>PT7M50S</meta:editing-duration>
    <meta:editing-cycles>2</meta:editing-cycles>
    <meta:document-statistic meta:table-count="1" meta:image-count="0" meta:object-count="0" meta:page-count="1" meta:paragraph-count="17" meta:word-count="41" meta:character-count="183" meta:non-whitespace-character-count="158"/>
  </office:meta>
</office:document-meta>
</file>